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113"/>
    <style:style style:name="ce3" style:family="table-cell" style:parent-style-name="Default" style:data-style-name="N11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4.483cm" svg:y="13.573cm">
            <draw:object draw:notify-on-update-of-ranges="Sheet1.B27:Sheet1.B27 Sheet1.B28:Sheet1.B30 Sheet1.C27:Sheet1.C27 Sheet1.C28:Sheet1.C30 Sheet1.D27:Sheet1.D27 Sheet1.D28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lice</text:p>
          </table:table-cell>
          <table:table-cell table:style-name="Default" office:value-type="string" calcext:value-type="string">
            <text:p>bob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.967" calcext:value-type="float">
            <text:p>13.967</text:p>
          </table:table-cell>
          <table:table-cell office:value-type="float" office:value="14.701" calcext:value-type="float">
            <text:p>14.7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.59" calcext:value-type="float">
            <text:p>13.590</text:p>
          </table:table-cell>
          <table:table-cell office:value-type="float" office:value="14.273" calcext:value-type="float">
            <text:p>14.27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4.029" calcext:value-type="float">
            <text:p>14.029</text:p>
          </table:table-cell>
          <table:table-cell office:value-type="float" office:value="14.217" calcext:value-type="float">
            <text:p>14.217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AVERAGE([.B2:.B4])" office:value-type="float" office:value="13.862" calcext:value-type="float">
            <text:p>13.862</text:p>
          </table:table-cell>
          <table:table-cell table:formula="of:=AVERAGE([.C2:.C4])" office:value-type="float" office:value="14.397" calcext:value-type="float">
            <text:p>14.397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float" office:value="0.563" calcext:value-type="float">
            <text:p>0.563</text:p>
          </table:table-cell>
          <table:table-cell office:value-type="float" office:value="1.596" calcext:value-type="float">
            <text:p>1.59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81" calcext:value-type="float">
            <text:p>0.581</text:p>
          </table:table-cell>
          <table:table-cell office:value-type="float" office:value="1.247" calcext:value-type="float">
            <text:p>1.24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87" calcext:value-type="float">
            <text:p>0.587</text:p>
          </table:table-cell>
          <table:table-cell office:value-type="float" office:value="1.574" calcext:value-type="float">
            <text:p>1.574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AVERAGE([.B7:.B9])" office:value-type="float" office:value="0.577" calcext:value-type="float">
            <text:p>0.577</text:p>
          </table:table-cell>
          <table:table-cell table:formula="of:=AVERAGE([.C7:.C9])" office:value-type="float" office:value="1.47233333333333" calcext:value-type="float">
            <text:p>1.472</text:p>
          </table:table-cell>
          <table:table-cell/>
          <table:table-cell table:style-name="ce3" table:formula="of:=([.B5]-[.B10])/[.B5]" office:value-type="percentage" office:value="0.958375414803059" calcext:value-type="percentage">
            <text:p>95.8%</text:p>
          </table:table-cell>
          <table:table-cell table:style-name="ce3" table:formula="of:=([.C5]-[.C10])/[.C5]" office:value-type="percentage" office:value="0.897733324072145" calcext:value-type="percentage">
            <text:p>89.8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4" table:number-columns-repeated="2"/>
        </table:table-row>
        <table:table-row table:style-name="ro1">
          <table:table-cell/>
          <table:table-cell table:style-name="ce1" office:value-type="float" office:value="0.348" calcext:value-type="float">
            <text:p>0.348</text:p>
          </table:table-cell>
          <table:table-cell office:value-type="float" office:value="0.841" calcext:value-type="float">
            <text:p>0.841</text:p>
          </table:table-cell>
          <table:table-cell/>
          <table:table-cell table:style-name="ce4" table:number-columns-repeated="2"/>
        </table:table-row>
        <table:table-row table:style-name="ro1">
          <table:table-cell/>
          <table:table-cell table:style-name="ce1" office:value-type="float" office:value="0.332" calcext:value-type="float">
            <text:p>0.332</text:p>
          </table:table-cell>
          <table:table-cell office:value-type="float" office:value="0.87" calcext:value-type="float">
            <text:p>0.870</text:p>
          </table:table-cell>
          <table:table-cell/>
          <table:table-cell table:style-name="ce4" table:number-columns-repeated="2"/>
        </table:table-row>
        <table:table-row table:style-name="ro1">
          <table:table-cell/>
          <table:table-cell table:style-name="ce1" office:value-type="float" office:value="0.323" calcext:value-type="float">
            <text:p>0.323</text:p>
          </table:table-cell>
          <table:table-cell office:value-type="float" office:value="0.858" calcext:value-type="float">
            <text:p>0.858</text:p>
          </table:table-cell>
          <table:table-cell/>
          <table:table-cell table:style-name="ce4" table:number-columns-repeated="2"/>
        </table:table-row>
        <table:table-row table:style-name="ro1">
          <table:table-cell/>
          <table:table-cell table:style-name="ce1" table:formula="of:=AVERAGE([.B12:.B14])" office:value-type="float" office:value="0.334333333333333" calcext:value-type="float">
            <text:p>0.334</text:p>
          </table:table-cell>
          <table:table-cell table:formula="of:=AVERAGE([.C12:.C14])" office:value-type="float" office:value="0.856333333333333" calcext:value-type="float">
            <text:p>0.856</text:p>
          </table:table-cell>
          <table:table-cell/>
          <table:table-cell table:style-name="ce3" table:formula="of:=([.B5]-[.B15])/[.B5]" office:value-type="percentage" office:value="0.97588130620882" calcext:value-type="percentage">
            <text:p>97.6%</text:p>
          </table:table-cell>
          <table:table-cell table:style-name="ce3" table:formula="of:=([.C5]-[.C15])/[.C5]" office:value-type="percentage" office:value="0.940520015744021" calcext:value-type="percentage">
            <text:p>94.1%</text:p>
          </table:table-cell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alice</text:p>
          </table:table-cell>
          <table:table-cell office:value-type="string" calcext:value-type="string">
            <text:p>bo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table:style-name="ce2" office:value-type="float" office:value="13.862" calcext:value-type="float">
            <text:p>13.9</text:p>
          </table:table-cell>
          <table:table-cell table:style-name="ce2" office:value-type="float" office:value="14.397" calcext:value-type="float">
            <text:p>14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style-name="ce2" office:value-type="float" office:value="0.577" calcext:value-type="float">
            <text:p>0.6</text:p>
          </table:table-cell>
          <table:table-cell table:style-name="ce2" office:value-type="float" office:value="1.47233333333333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definitions</text:p>
          </table:table-cell>
          <table:table-cell table:style-name="ce2" office:value-type="float" office:value="0.334333333333333" calcext:value-type="float">
            <text:p>0.3</text:p>
          </table:table-cell>
          <table:table-cell table:style-name="ce2" office:value-type="float" office:value="0.856333333333333" calcext:value-type="float">
            <text:p>0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4:07:43.395000000</meta:creation-date>
    <dc:date>2023-04-19T14:28:48.562000000</dc:date>
    <meta:editing-duration>PT21M5S</meta:editing-duration>
    <meta:editing-cycles>1</meta:editing-cycles>
    <meta:document-statistic meta:table-count="1" meta:cell-count="41" meta:object-count="1"/>
    <meta:generator>LibreOffice/7.4.5.1$Windows_X86_64 LibreOffice_project/9c0871452b3918c1019dde9bfac75448afc4b57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529cm" svg:y="3.954cm" style:legend-expansion="high" chart:style-name="ch2"/>
        <chart:plot-area chart:style-name="ch3" table:cell-range-address="Sheet1.B27:Sheet1.D30" chart:data-source-has-labels="both" svg:x="0.319cm" svg:y="0.18cm" svg:width="13.891cm" svg:height="8.645cm">
          <chart:coordinate-region svg:x="1.231cm" svg:y="0.379cm" svg:width="12.979cm" svg:height="7.799cm"/>
          <chart:axis chart:dimension="x" chart:name="primary-x" chart:style-name="ch4" chartooo:axis-type="auto">
            <chartooo:date-scale/>
            <chart:categories table:cell-range-address="Sheet1.B28:Sheet1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0" chart:label-cell-address="Sheet1.C27:Sheet1.C27" chart:class="chart:bar">
            <chart:data-point chart:repeated="3"/>
          </chart:series>
          <chart:series chart:style-name="ch8" chart:values-cell-range-address="Sheet1.D28:Sheet1.D30" chart:label-cell-address="Sheet1.D27:Sheet1.D2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ice</text:p>
                <draw:g>
                  <svg:desc>Sheet1.C27:Sheet1.C27</svg:desc>
                </draw:g>
              </table:table-cell>
              <table:table-cell office:value-type="string">
                <text:p>bob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ull</text:p>
                <draw:g>
                  <svg:desc>Sheet1.B28:Sheet1.B30</svg:desc>
                </draw:g>
              </table:table-cell>
              <table:table-cell office:value-type="float" office:value="13.862">
                <text:p>13.862</text:p>
                <draw:g>
                  <svg:desc>Sheet1.C28:Sheet1.C30</svg:desc>
                </draw:g>
              </table:table-cell>
              <table:table-cell office:value-type="float" office:value="14.397">
                <text:p>14.397</text:p>
                <draw:g>
                  <svg:desc>Sheet1.D28:Sheet1.D30</svg:desc>
                </draw:g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577">
                <text:p>0.577</text:p>
              </table:table-cell>
              <table:table-cell office:value-type="float" office:value="1.47233333333333">
                <text:p>1.47233333333333</text:p>
              </table:table-cell>
            </table:table-row>
            <table:table-row>
              <table:table-cell office:value-type="string">
                <text:p>No definitions</text:p>
              </table:table-cell>
              <table:table-cell office:value-type="float" office:value="0.334333333333333">
                <text:p>0.334333333333333</text:p>
              </table:table-cell>
              <table:table-cell office:value-type="float" office:value="0.856333333333333">
                <text:p>0.85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